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6911" officeooo:paragraph-rsid="001a6911"/>
    </style:style>
    <style:style style:name="P2" style:family="paragraph" style:parent-style-name="Standard" style:list-style-name="L2">
      <style:text-properties officeooo:rsid="001c104f" officeooo:paragraph-rsid="001c104f"/>
    </style:style>
    <style:style style:name="P3" style:family="paragraph" style:parent-style-name="Standard">
      <style:text-properties officeooo:rsid="001d48bc" officeooo:paragraph-rsid="001d48b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t 1</text:p>
      <text:p text:style-name="P1">Lesson 1: Web Page Basics</text:p>
      <text:list xml:id="list360812888687273852" text:style-name="L2">
        <text:list-item>
          <text:p text:style-name="P2">&lt;h1&gt; - A first level heading tag. Normally there’s only one of these on a page, and it’s used to indicate the most important header.</text:p>
        </text:list-item>
        <text:list-item>
          <text:p text:style-name="P2"><text:s text:c="4"/>&lt;h2&gt; - A second level heading tag. This is used for headers that are less important than &lt;h1&gt;. HTML gives us &lt;h1&gt; to &lt;h6&gt;. From &lt;h2&gt; on, it’s fine to use more than one on a page. Note that these heading tags help Google’s web crawlers understand what a page is about, and therefore are crucial for SEO (search engine optimization). They also set default styling for any text they wrap (so an H1, for instance, will have bigger, bolder font than a paragraph, by default in all modern browsers).</text:p>
        </text:list-item>
        <text:list-item>
          <text:p text:style-name="P2"><text:s text:c="4"/>&lt;p&gt; - The paragraph tag, which you’ll be shocked to learn is used to indicate that a grouping of text is a paragraph.</text:p>
        </text:list-item>
        <text:list-item>
          <text:p text:style-name="P2"><text:s text:c="4"/>&lt;ul&gt; - The unordered list tag is used in conjunction with the &lt;li&gt; tag to represent un-numbered, bulleted lists of items.</text:p>
        </text:list-item>
        <text:list-item>
          <text:p text:style-name="P2"><text:s text:c="4"/>&lt;li&gt; - Used to indicate a list item in a &lt;ul&gt;.</text:p>
        </text:list-item>
        <text:list-item>
          <text:p text:style-name="P2"><text:s text:c="4"/>&lt;a&gt; - The anchor tag, which is used to link to another part of the page, or another page entirely.</text:p>
        </text:list-item>
        <text:list-item>
          <text:p text:style-name="P2"><text:s text:c="4"/>&lt;div&gt; - The div tag, which is a generic container element, used to group together content.</text:p>
        </text:list-item>
      </text:list>
      <text:p text:style-name="P3"/>
      <text:p text:style-name="P3">Make sure LINK is in the &lt;head&gt; element and not within any other e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09:51:36.841450476</meta:creation-date>
    <dc:date>2017-03-23T15:46:25.704930127</dc:date>
    <meta:editing-duration>PT5H49S</meta:editing-duration>
    <meta:editing-cycles>1</meta:editing-cycles>
    <meta:document-statistic meta:table-count="0" meta:image-count="0" meta:object-count="0" meta:page-count="1" meta:paragraph-count="10" meta:word-count="234" meta:character-count="1232" meta:non-whitespace-character-count="991"/>
    <meta:generator>LibreOffice/5.1.6.2$Linux_X86_64 LibreOffice_project/10m0$Build-2</meta:generator>
  </office:meta>
</office:document-meta>
</file>